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C8000034A8AC5B33D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t1xtt" svg:font-family="t1x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 style:list-style-name="L1">
      <style:text-properties style:font-name="NimbusRomNo9L-Regu" fo:font-size="10pt" style:font-name-asian="NimbusRomNo9L-Regu" style:font-size-asian="10pt" style:font-name-complex="NimbusRomNo9L-Regu" style:font-size-complex="10pt"/>
    </style:style>
    <style:style style:name="P3" style:family="paragraph" style:parent-style-name="Standard" style:list-style-name="L1">
      <style:text-properties style:font-name="NimbusRomNo9L-Regu" fo:font-size="11pt" style:font-name-asian="NimbusRomNo9L-Regu" style:font-size-asian="11pt" style:font-name-complex="NimbusRomNo9L-Regu" style:font-size-complex="11pt"/>
    </style:style>
    <style:style style:name="P4" style:family="paragraph" style:parent-style-name="Standard">
      <style:paragraph-properties style:text-autospace="none"/>
      <style:text-properties style:font-name="NimbusRomNo9L-Regu" fo:font-size="11pt" style:font-name-asian="NimbusRomNo9L-Regu" style:font-size-asian="11pt" style:font-name-complex="NimbusRomNo9L-Regu" style:font-size-complex="11pt"/>
    </style:style>
    <style:style style:name="P5" style:family="paragraph" style:parent-style-name="Standard">
      <style:paragraph-properties style:text-autospace="none"/>
      <style:text-properties style:font-name="NimbusRomNo9L-Regu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6" style:family="paragraph" style:parent-style-name="Standard" style:list-style-name="L2">
      <style:paragraph-properties style:text-autospace="none"/>
      <style:text-properties style:font-name="NimbusRomNo9L-Regu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7" style:family="paragraph" style:parent-style-name="Standard" style:list-style-name="L4">
      <style:paragraph-properties style:text-autospace="none"/>
      <style:text-properties style:font-name="NimbusRomNo9L-Regu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8" style:family="paragraph" style:parent-style-name="Standard" style:list-style-name="L5">
      <style:paragraph-properties style:text-autospace="none"/>
      <style:text-properties style:font-name="NimbusRomNo9L-Regu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t1xtt" fo:font-size="11pt" style:font-name-asian="t1xtt" style:font-size-asian="11pt" style:font-name-complex="t1xtt" style:font-size-complex="11pt"/>
    </style:style>
    <style:style style:name="T4" style:family="text">
      <style:text-properties style:font-name="t1xtt" fo:font-size="11pt" fo:font-weight="normal" style:font-name-asian="t1xtt" style:font-size-asian="11pt" style:font-weight-asian="normal" style:font-name-complex="t1xtt" style:font-size-complex="11pt" style:font-weight-complex="normal"/>
    </style:style>
    <style:style style:name="T5" style:family="text">
      <style:text-properties style:font-name="NimbusRomNo9L-ReguItal" fo:font-size="11pt" style:font-name-asian="NimbusRomNo9L-ReguItal" style:font-size-asian="11pt" style:font-name-complex="NimbusRomNo9L-ReguItal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1_Einführung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list xml:id="list4981629644368610789" text:style-name="L1">
        <text:list-item>
          <text:p text:style-name="P2"><text:span text:style-name="T2">Erstellen Sie ein JavaScript, das über ein </text:span><text:span text:style-name="T4">prompt</text:span><text:span text:style-name="T2">-Fenster einen </text:span><text:span text:style-name="T1">Vornamen einliest.</text:span></text:p>
          <text:p text:style-name="P2"><text:span text:style-name="T1">Der eingebene Vorname soll im Anschluß mit dem Gruß „Guten Morgen“ </text:span><text:span text:style-name="T3"><text:s/></text:span><text:span text:style-name="T1">auf der Web-Seite erscheinen.</text:span></text:p>
          <text:p text:style-name="P3"/>
        </text:list-item>
        <text:list-item>
          <text:p text:style-name="P3">Berechnen Sie zusätzlich die Länge der gesamten Textkette, und geben Sie diese in der Statuszeile des Browserfensters aus</text:p>
          <text:p text:style-name="P3"/>
        </text:list-item>
        <text:list-item>
          <text:p text:style-name="P2"><text:span text:style-name="T1">Geben Sie eine zusätzlich Meldung auf der Web-Seite mit dem Inhalt </text:span><text:span text:style-name="T3">Deine persönlichen Glückszahlen für heute: </text:span><text:span text:style-name="T1">und </text:span><text:span text:style-name="T5">sechs </text:span><text:span text:style-name="T1">zufällig ermittelten Zahlen im Bereich zwischen 1 und 49 aus.</text:span></text:p>
        </text:list-item>
      </text:list>
      <text:p text:style-name="P4"/>
      <text:p text:style-name="P4"><text:tab/>Das komplette Ergebnis sehen Sie im unten stehenden Bild.</text:p>
      <text:p text:style-name="P5"/>
      <text:p text:style-name="P5"><draw:frame draw:style-name="fr1" draw:name="Grafik1" text:anchor-type="paragraph" svg:width="17cm" svg:height="13.014cm" draw:z-index="0"><draw:image xlink:href="Pictures/20000007000044C8000034A8AC5B33DC.svm" xlink:type="simple" xlink:show="embed" xlink:actuate="onLoad"/></draw:frame></text:p>
      <text:p text:style-name="P5"/>
      <text:list xml:id="list5639176201684366765" text:style-name="L2">
        <text:list-item>
          <text:p text:style-name="P6"><text:soft-page-break/>Aufgabe</text:p>
        </text:list-item>
      </text:list>
      <text:p text:style-name="P5"/>
      <text:p text:style-name="P5"><text:tab/>Zwei Zahlen abfragen</text:p>
      <text:p text:style-name="P5"/>
      <text:p text:style-name="P5"><text:tab/><text:tab/>Produkt</text:p>
      <text:p text:style-name="P5"><text:tab/><text:tab/>Qoutient</text:p>
      <text:p text:style-name="P5"><text:tab/><text:tab/>Differenz</text:p>
      <text:p text:style-name="P5"><text:tab/><text:tab/>Summe </text:p>
      <text:p text:style-name="P5"><text:tab/>ausgeben.</text:p>
      <text:p text:style-name="P5"/>
      <text:p text:style-name="P5"/>
      <text:list xml:id="list4516110651041451295" text:style-name="L4">
        <text:list-item>
          <text:p text:style-name="P7">Aufgabe:</text:p>
        </text:list-item>
      </text:list>
      <text:p text:style-name="P5"/>
      <text:p text:style-name="P5"><text:tab/>Zwei Zeichenketten einlesen und auf Länge vergleichen.</text:p>
      <text:p text:style-name="P5"/>
      <text:list xml:id="list5222521998482257776" text:style-name="L5">
        <text:list-item>
          <text:p text:style-name="P8">Aufgabe</text:p>
        </text:list-item>
      </text:list>
      <text:p text:style-name="P5"/>
      <text:p text:style-name="P5"><text:tab/>Prüfen ob eingegebene Zahl gerade oder ungerade</text:p>
      <text:p text:style-name="P5"/>
      <text:p text:style-name="P5"/>
      <text:p text:style-name="P5">Ergänzen Sie Ihre Scripte um die Überprüfung ob Eingabe leere Zeichenkette oder 0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t1xtt" svg:font-family="t1x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07T22:22:24.54</meta:creation-date>
    <dc:date>2015-12-19T21:52:53.08</dc:date>
    <dc:creator>Yvonne Fitzgerald</dc:creator>
    <meta:editing-duration>PT2H56M59S</meta:editing-duration>
    <meta:editing-cycles>18</meta:editing-cycles>
    <meta:generator>OpenOffice/4.1.1$Win32 OpenOffice.org_project/411m6$Build-9775</meta:generator>
    <meta:document-statistic meta:table-count="1" meta:image-count="1" meta:object-count="0" meta:page-count="2" meta:paragraph-count="23" meta:word-count="136" meta:character-count="942"/>
  </office:meta>
</office:document-meta>
</file>